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Игра похожа на <text:span text:style-name="T1">My Summer Car, </text:span><text:span text:style-name="T2">но с тематикой сборки своего танка.</text:span></text:p>
      <text:p text:style-name="Standard"/>
      <text:p text:style-name="Standard">Жанр: Симулятор</text:p>
      <text:p text:style-name="Standard"/>
      <text:p text:style-name="Standard">Сэттинг: вторая мировая </text:p>
      <text:p text:style-name="Standard"/>
      <text:p text:style-name="Standard">Стиль арта: приближенный к реалистичному</text:p>
      <text:p text:style-name="Standard"/>
      <text:p text:style-name="Standard">Описание игры: Игрок выступает в роли танкового механика. В его распоряжении находится заброшенный танковый полигон в глубинке Тайги, в котором имеется огромное количество различных деталей и материалов от различной бронетехники времен второй мировой. Совмещай детали, читай руководства, разбирай технику, покупай запчасти в соседней военной части. Игрок так же должен поддерживать свои жизненные показатели (здоровье, еда, сон). Деньги зарабатываются на заданиях у местных поселений.</text:p>
      <text:p text:style-name="Standard"/>
      <text:p text:style-name="Standard">Основная особенность игры: Основной особенностью игры является сборка реальной модели танка. Каждая деталь имеет значение и соответствует характеристикам деталей из реальной жиз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4T09:11:16.80</meta:creation-date>
    <meta:document-statistic meta:table-count="0" meta:image-count="0" meta:object-count="0" meta:page-count="1" meta:paragraph-count="6" meta:word-count="107" meta:character-count="808"/>
    <dc:date>2017-03-24T09:46:01.19</dc:date>
    <meta:editing-duration>PT4M2S</meta:editing-duration>
    <meta:editing-cycles>1</meta:editing-cycles>
    <meta:generator>OpenOffice/4.1.1$Win32 OpenOffice.org_project/411m6$Build-9775</meta:generator>
  </office:meta>
</office:document-meta>
</file>